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2000000311EC5314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7346in" svg:y="1.2354in" svg:width="0.4063in" svg:height="0.4047in" draw:z-index="0">
        <draw:image xlink:href="Pictures/1000000000000032000000311EC5314D.png" xlink:type="simple" xlink:show="embed" xlink:actuate="onLoad"/>
      </draw:frame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ns0:document-meta xmlns:ns0="urn:oasis:names:tc:opendocument:xmlns:office:1.0" xmlns:ns1="http://www.w3.org/2003/g/data-view#" ns1:transformation="http://docs.oasis-open.org/office/1.2/xslt/odf2rdf.xsl" ns0:version="1.2">
  <ns0:meta/>
</ns0:document-meta>
</file>